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, serif"/>
    <style:font-face style:name="Courier New1" svg:font-family="'Courier New'" style:font-family-generic="modern" style:font-pitch="fixed"/>
    <style:font-face style:name="Liberation Sans1" svg:font-family="'Liberation Sans'" style:font-pitch="variable"/>
    <style:font-face style:name="Times New Roman" svg:font-family="'Times New Roman', serif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3" svg:font-family="'Times New Roman'" style:font-adornments="Standard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8cm" draw:fill="solid" draw:fill-color="#e6e6ff" draw:textarea-horizontal-align="justify" draw:textarea-vertical-align="middle" draw:auto-grow-height="false" fo:min-height="8.81cm" fo:min-width="15.46cm" fo:padding-top="0.165cm" fo:padding-bottom="0.165cm" fo:padding-left="0.29cm" fo:padding-right="0.29cm"/>
    </style:style>
    <style:style style:name="gr2" style:family="graphic" style:parent-style-name="standard">
      <style:graphic-properties draw:stroke="solid" svg:stroke-width="0.08cm" svg:stroke-color="#000000" draw:marker-end="Diamond" draw:stroke-linejoin="miter" draw:fill="solid" draw:fill-color="#ffffff" draw:textarea-vertical-align="middle" fo:padding-top="0.164cm" fo:padding-bottom="0.164cm" fo:padding-left="0.289cm" fo:padding-right="0.289cm"/>
    </style:style>
    <style:style style:name="gr3" style:family="graphic" style:parent-style-name="standard">
      <style:graphic-properties draw:stroke="none" svg:stroke-width="0.08cm" svg:stroke-color="#000000" draw:marker-end="Diamond" draw:fill="none" draw:fill-color="#ffffff" draw:textarea-horizontal-align="left" draw:auto-grow-height="true" draw:auto-grow-width="true" fo:min-height="0.928cm" fo:min-width="6.031cm"/>
    </style:style>
    <style:style style:name="gr4" style:family="graphic" style:parent-style-name="objectwithoutfill">
      <style:graphic-properties svg:stroke-width="0.15cm" draw:marker-start-width="0.455cm" draw:marker-end-width="0.455cm" draw:fill="none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draw:stroke="solid" svg:stroke-width="0.08cm" svg:stroke-color="#000000" draw:marker-start-width="0.298cm" draw:marker-end="Diamond" draw:marker-end-width="0.298cm" draw:stroke-linejoin="miter" draw:fill="none" fo:padding-top="0.165cm" fo:padding-bottom="0.165cm" fo:padding-left="0.29cm" fo:padding-right="0.29cm"/>
    </style:style>
    <style:style style:name="gr6" style:family="graphic" style:parent-style-name="standard">
      <style:graphic-properties draw:stroke="solid" svg:stroke-width="0.08cm" svg:stroke-color="#000000" draw:marker-end="Diamond" draw:stroke-linejoin="miter" draw:fill="none" fo:padding-top="0.164cm" fo:padding-bottom="0.164cm" fo:padding-left="0.289cm" fo:padding-right="0.289cm"/>
    </style:style>
    <style:style style:name="gr7" style:family="graphic" style:parent-style-name="standard">
      <style:graphic-properties draw:stroke="dash" draw:stroke-dash="Fine_20_Dashed" svg:stroke-width="0.08cm" draw:fill="solid" draw:fill-color="#e6e6ff" draw:textarea-horizontal-align="justify" draw:textarea-vertical-align="middle" draw:auto-grow-height="false" fo:min-height="8.31cm" fo:min-width="14.76cm" fo:padding-top="0.165cm" fo:padding-bottom="0.165cm" fo:padding-left="0.29cm" fo:padding-right="0.29cm"/>
    </style:style>
    <style:style style:name="gr8" style:family="graphic" style:parent-style-name="standard">
      <style:graphic-properties draw:stroke="solid" svg:stroke-width="0.08cm" svg:stroke-color="#000000" draw:marker-end="Diamond" draw:stroke-linejoin="miter" draw:fill="solid" draw:fill-color="#ffffff" draw:textarea-vertical-align="middle" fo:padding-top="0.122cm" fo:padding-bottom="0.122cm" fo:padding-left="0.172cm" fo:padding-right="0.172cm"/>
    </style:style>
    <style:style style:name="gr9" style:family="graphic" style:parent-style-name="standard">
      <style:graphic-properties draw:stroke="solid" svg:stroke-width="0.08cm" svg:stroke-color="#000000" draw:stroke-linejoin="miter" draw:fill="solid" draw:fill-color="#ffffff" draw:textarea-vertical-align="middle" fo:padding-top="0.164cm" fo:padding-bottom="0.164cm" fo:padding-left="0.289cm" fo:padding-right="0.289cm"/>
    </style:style>
    <style:style style:name="gr10" style:family="graphic" style:parent-style-name="standard">
      <style:graphic-properties draw:stroke="none" svg:stroke-width="0.08cm" svg:stroke-color="#000000" draw:marker-end="Diamond" draw:fill="none" draw:fill-color="#ffffff" draw:textarea-horizontal-align="left" draw:auto-grow-height="true" draw:auto-grow-width="true" fo:min-height="0.928cm" fo:min-width="6.505cm"/>
    </style:style>
    <style:style style:name="gr11" style:family="graphic" style:parent-style-name="standard">
      <style:graphic-properties draw:stroke="dash" draw:stroke-dash="Fine_20_Dashed" svg:stroke-width="0.08cm" draw:fill="solid" draw:fill-color="#e6e6ff" draw:textarea-horizontal-align="justify" draw:textarea-vertical-align="middle" draw:auto-grow-height="false" fo:min-height="3.01cm" fo:min-width="16.36cm" fo:padding-top="0.165cm" fo:padding-bottom="0.165cm" fo:padding-left="0.29cm" fo:padding-right="0.29cm"/>
    </style:style>
    <style:style style:name="gr12" style:family="graphic" style:parent-style-name="standard">
      <style:graphic-properties draw:stroke="solid" svg:stroke-width="0.08cm" svg:stroke-color="#000000" draw:stroke-linejoin="miter" draw:fill="solid" draw:fill-color="#ffffff" draw:textarea-vertical-align="middle" draw:fit-to-size="false" fo:padding-top="0.164cm" fo:padding-bottom="0.164cm" fo:padding-left="0.289cm" fo:padding-right="0.289cm"/>
    </style:style>
    <style:style style:name="gr13" style:family="graphic" style:parent-style-name="standard">
      <style:graphic-properties draw:stroke="solid" svg:stroke-width="0.08cm" svg:stroke-color="#000000" draw:stroke-linejoin="miter" draw:fill="solid" draw:fill-color="#ffffff" draw:textarea-horizontal-align="center" draw:textarea-vertical-align="middle" fo:padding-top="0.164cm" fo:padding-bottom="0.164cm" fo:padding-left="0.289cm" fo:padding-right="0.289cm"/>
    </style:style>
    <style:style style:name="gr14" style:family="graphic" style:parent-style-name="standard">
      <style:graphic-properties draw:stroke="none" svg:stroke-width="0.08cm" svg:stroke-color="#000000" draw:fill="none" draw:fill-color="#ffffff" draw:textarea-horizontal-align="left" draw:auto-grow-height="true" draw:auto-grow-width="true" fo:min-height="0.928cm" fo:min-width="6.369cm"/>
    </style:style>
    <style:style style:name="gr15" style:family="graphic" style:parent-style-name="standard">
      <style:graphic-properties draw:stroke="solid" svg:stroke-width="0.08cm" svg:stroke-color="#000000" draw:marker-end="Diamond_20_unfilled" draw:stroke-linejoin="miter" draw:fill="none" fo:padding-top="0.164cm" fo:padding-bottom="0.164cm" fo:padding-left="0.289cm" fo:padding-right="0.289cm"/>
    </style:style>
    <style:style style:name="gr16" style:family="graphic" style:parent-style-name="standard">
      <style:graphic-properties draw:stroke="solid" svg:stroke-width="0.08cm" svg:stroke-color="#000000" draw:marker-start-width="0.298cm" draw:marker-end="Diamond_20_unfilled" draw:marker-end-width="0.298cm" draw:stroke-linejoin="miter" draw:fill="none" fo:padding-top="0.165cm" fo:padding-bottom="0.165cm" fo:padding-left="0.29cm" fo:padding-right="0.29cm"/>
    </style:style>
    <style:style style:name="gr17" style:family="graphic" style:parent-style-name="standard">
      <style:graphic-properties draw:stroke="dash" draw:stroke-dash="Fine_20_Dashed" svg:stroke-width="0.08cm" draw:marker-start-width="0.23cm" draw:marker-end-width="0.23cm" draw:fill="solid" draw:fill-color="#ffffff" draw:textarea-horizontal-align="center" draw:textarea-vertical-align="middle" draw:auto-grow-width="true" fo:min-height="0.573cm" fo:min-width="8.219cm" fo:padding-top="0.14cm" fo:padding-bottom="0.14cm" fo:padding-left="0.14cm" fo:padding-right="0.14cm"/>
    </style:style>
    <style:style style:name="gr18" style:family="graphic" style:parent-style-name="standard">
      <style:graphic-properties draw:stroke="solid" svg:stroke-width="0.08cm" svg:stroke-color="#000000" draw:marker-start-width="0.298cm" draw:marker-end="Diamond_20_unfilled" draw:marker-end-width="0.298cm" draw:stroke-linejoin="miter" draw:fill="solid" draw:fill-color="#ffffff" fo:padding-top="0.165cm" fo:padding-bottom="0.165cm" fo:padding-left="0.29cm" fo:padding-right="0.29cm"/>
    </style:style>
    <style:style style:name="gr19" style:family="graphic" style:parent-style-name="standard">
      <style:graphic-properties draw:stroke="solid" svg:stroke-width="0.08cm" svg:stroke-color="#000000" draw:marker-start-width="0.267cm" draw:marker-end-width="0.267cm" draw:stroke-linejoin="miter" draw:fill="solid" draw:fill-color="#ffffff" draw:textarea-vertical-align="middle" fo:padding-top="0.164cm" fo:padding-bottom="0.164cm" fo:padding-left="0.289cm" fo:padding-right="0.289cm"/>
    </style:style>
    <style:style style:name="gr20" style:family="graphic" style:parent-style-name="objectwithoutfill">
      <style:graphic-properties svg:stroke-width="0.15cm" draw:marker-start-width="0.425cm" draw:marker-end-width="0.425cm" draw:fill="none" draw:textarea-vertical-align="middle" fo:padding-top="0.2cm" fo:padding-bottom="0.2cm" fo:padding-left="0.325cm" fo:padding-right="0.325cm"/>
    </style:style>
    <style:style style:name="gr21" style:family="graphic" style:parent-style-name="standard">
      <style:graphic-properties draw:stroke="solid" svg:stroke-width="0.08cm" svg:stroke-color="#000000" draw:marker-start-width="0.267cm" draw:marker-end="Diamond" draw:marker-end-width="0.267cm" draw:stroke-linejoin="miter" draw:fill="none" fo:padding-top="0.164cm" fo:padding-bottom="0.164cm" fo:padding-left="0.289cm" fo:padding-right="0.289cm"/>
    </style:style>
    <style:style style:name="gr22" style:family="graphic" style:parent-style-name="standard">
      <style:graphic-properties draw:stroke="solid" svg:stroke-width="0.08cm" svg:stroke-color="#000000" draw:marker-start-width="0.253cm" draw:marker-end="Diamond" draw:marker-end-width="0.253cm" draw:stroke-linejoin="miter" draw:fill="solid" draw:fill-color="#ffffff" draw:textarea-vertical-align="middle" fo:padding-top="0.165cm" fo:padding-bottom="0.165cm" fo:padding-left="0.29cm" fo:padding-right="0.29cm"/>
    </style:style>
    <style:style style:name="gr23" style:family="graphic" style:parent-style-name="objectwithoutfill">
      <style:graphic-properties draw:stroke="dash" draw:stroke-dash="Fine_20_Dashed" svg:stroke-width="0.08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style:font-name="Times New Roman2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4" style:family="paragraph">
      <style:text-properties style:font-name="Times New Roman2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5" style:family="paragraph">
      <style:paragraph-properties fo:text-align="center"/>
      <style:text-properties fo:color="#990000" style:font-name="Times New Roman3" fo:font-size="14pt" style:font-size-asian="18pt" style:font-size-complex="18pt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variant="normal" fo:text-transform="none" fo:color="#000000" style:font-name="Times New Roman1" fo:font-size="14pt" fo:font-style="normal" fo:font-weight="normal"/>
    </style:style>
    <style:style style:name="T2" style:family="text">
      <style:text-properties style:font-name="Courier New1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3" style:family="text">
      <style:text-properties style:font-name="Times New Roman2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4" style:family="text">
      <style:text-properties fo:font-variant="normal" fo:text-transform="none" fo:color="#990000" style:font-name="Times New Roman3" fo:font-size="14pt" fo:font-style="normal" fo:font-weight="normal" style:font-size-asian="18pt" style:font-size-complex="18pt"/>
    </style:style>
    <style:style style:name="T5" style:family="text">
      <style:text-properties fo:font-variant="normal" fo:text-transform="none" fo:color="#990000" style:font-name="Times New Roman3" fo:font-size="14pt" fo:font-style="normal" fo:font-weight="bold" style:font-size-asian="18pt" style:font-weight-asian="bold" style:font-size-complex="18pt" style:font-weight-complex="bold"/>
    </style:style>
    <style:style style:name="T6" style:family="text">
      <style:text-properties fo:font-variant="normal" fo:text-transform="none" fo:color="#000000" style:font-name="Times New Roman1" fo:font-size="14pt" fo:font-style="normal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6cm" svg:height="9.1cm" svg:x="20.4cm" svg:y="3.2cm">
            <text:p/>
            <draw:enhanced-geometry svg:viewBox="0 0 21600 21600" draw:type="rectangle" draw:enhanced-path="M 0 0 L 21600 0 21600 21600 0 21600 0 0 Z N"/>
          </draw:custom-shape>
          <draw:polygon draw:style-name="gr2" draw:text-style-name="P1" draw:layer="layout" svg:width="2.928cm" svg:height="0.727cm" svg:x="27.962cm" svg:y="9.672cm" svg:viewBox="0 0 2929 728" draw:points="0,728 0,0 2929,0 2929,728">
            <text:p text:style-name="P1"><text:span text:style-name="T1">MplWidget</text:span></text:p>
          </draw:polygon>
          <draw:polygon draw:style-name="gr2" draw:text-style-name="P1" draw:layer="layout" svg:width="2.046cm" svg:height="1.27cm" svg:x="26.315cm" svg:y="6.568cm" svg:viewBox="0 0 2047 1271" draw:points="0,1271 0,0 2047,0 2047,1271">
            <text:p text:style-name="P1"><text:span text:style-name="T1">Plot3D</text:span></text:p>
          </draw:polygon>
          <draw:polygon draw:style-name="gr2" draw:text-style-name="P1" draw:layer="layout" svg:width="1.94cm" svg:height="1.27cm" svg:x="28.82cm" svg:y="6.568cm" svg:viewBox="0 0 1941 1271" draw:points="0,1271 0,0 1941,0 1941,1271">
            <text:p text:style-name="P1"><text:span text:style-name="T1">PlotHf</text:span></text:p>
          </draw:polygon>
          <draw:polygon draw:style-name="gr2" draw:text-style-name="P1" draw:layer="layout" svg:width="2.434cm" svg:height="1.27cm" svg:x="31.219cm" svg:y="6.568cm" svg:viewBox="0 0 2435 1271" draw:points="0,1271 0,0 2435,0 2435,1271">
            <text:p text:style-name="P1"><text:span text:style-name="T1">PlotImpz</text:span></text:p>
          </draw:polygon>
          <draw:polygon draw:style-name="gr2" draw:text-style-name="P1" draw:layer="layout" svg:width="2.011cm" svg:height="1.27cm" svg:x="34.076cm" svg:y="6.568cm" svg:viewBox="0 0 2012 1271" draw:points="0,1271 0,0 2012,0 2012,1271">
            <text:p text:style-name="P1"><text:span text:style-name="T1">PlotPZ</text:span></text:p>
          </draw:polygon>
          <draw:polygon draw:style-name="gr2" draw:text-style-name="P1" draw:layer="layout" svg:width="2.081cm" svg:height="1.27cm" svg:x="20.741cm" svg:y="6.568cm" svg:viewBox="0 0 2082 1271" draw:points="0,1271 0,0 2082,0 2082,1271">
            <text:p text:style-name="P1"><text:span text:style-name="T1">PlotPhi</text:span></text:p>
          </draw:polygon>
          <draw:polygon draw:style-name="gr2" draw:text-style-name="P1" draw:layer="layout" svg:width="2.575cm" svg:height="1.27cm" svg:x="23.281cm" svg:y="6.568cm" svg:viewBox="0 0 2576 1271" draw:points="0,1271 0,0 2576,0 2576,1271">
            <text:p text:style-name="P1"><text:span text:style-name="T1">PlotTauG</text:span></text:p>
          </draw:polygon>
          <draw:polygon draw:style-name="gr2" draw:text-style-name="P1" draw:layer="layout" svg:width="3.775cm" svg:height="0.722cm" svg:x="27.538cm" svg:y="11.277cm" svg:viewBox="0 0 3776 723" draw:points="0,723 0,0 3776,0 3776,723">
            <text:p text:style-name="P1"><text:span text:style-name="T1">MyMplToolbar</text:span></text:p>
          </draw:polygon>
          <draw:polygon draw:style-name="gr2" draw:text-style-name="P1" draw:layer="layout" svg:width="3.187cm" svg:height="1.27cm" svg:x="21.308cm" svg:y="3.463cm" svg:viewBox="0 0 3188 1271" draw:points="0,1271 0,0 3188,0 3188,1271">
            <text:p text:style-name="P1"><text:span text:style-name="T1">PlotWidgets</text:span></text:p>
          </draw:polygon>
          <draw:frame draw:style-name="gr3" draw:text-style-name="P3" draw:layer="layout" svg:width="6.531cm" svg:height="1.178cm" svg:x="29.9cm" svg:y="3.4cm">
            <draw:text-box>
              <text:p text:style-name="P2"><text:span text:style-name="T2">dir:</text:span><text:span text:style-name="T3"> plot_widgets</text:span></text:p>
            </draw:text-box>
          </draw:frame>
          <draw:line draw:style-name="gr4" draw:text-style-name="P1" draw:layer="layout" svg:x1="21cm" svg:y1="5.7cm" svg:x2="35.7cm" svg:y2="5.7cm">
            <text:p/>
          </draw:line>
          <draw:line draw:style-name="gr5" draw:layer="layout" svg:x1="22.902cm" svg:y1="5.62cm" svg:x2="22.902cm" svg:y2="4.72cm">
            <text:p/>
          </draw:line>
          <draw:line draw:style-name="gr6" draw:layer="layout" svg:x1="29.79cm" svg:y1="6.568cm" svg:x2="29.79cm" svg:y2="5.7cm">
            <text:p/>
          </draw:line>
          <draw:line draw:style-name="gr6" draw:layer="layout" svg:x1="24.569cm" svg:y1="6.568cm" svg:x2="24.569cm" svg:y2="5.7cm">
            <text:p/>
          </draw:line>
          <draw:line draw:style-name="gr6" draw:layer="layout" svg:x1="21.782cm" svg:y1="6.568cm" svg:x2="21.782cm" svg:y2="5.7cm">
            <text:p/>
          </draw:line>
          <draw:line draw:style-name="gr6" draw:layer="layout" svg:x1="35.082cm" svg:y1="6.568cm" svg:x2="35.082cm" svg:y2="5.7cm">
            <text:p/>
          </draw:line>
          <draw:line draw:style-name="gr6" draw:layer="layout" svg:x1="27.338cm" svg:y1="6.568cm" svg:x2="27.338cm" svg:y2="5.7cm">
            <text:p/>
          </draw:line>
          <draw:line draw:style-name="gr6" draw:layer="layout" svg:x1="32.436cm" svg:y1="6.568cm" svg:x2="32.436cm" svg:y2="5.7cm">
            <text:p/>
          </draw:line>
          <draw:line draw:style-name="gr4" draw:text-style-name="P1" draw:layer="layout" svg:x1="21.5cm" svg:y1="8.775cm" svg:x2="35.7cm" svg:y2="8.775cm">
            <text:p/>
          </draw:line>
          <draw:line draw:style-name="gr6" draw:layer="layout" svg:x1="29.79cm" svg:y1="8.743cm" svg:x2="29.79cm" svg:y2="7.875cm">
            <text:p/>
          </draw:line>
          <draw:line draw:style-name="gr6" draw:layer="layout" svg:x1="24.569cm" svg:y1="8.743cm" svg:x2="24.569cm" svg:y2="7.875cm">
            <text:p/>
          </draw:line>
          <draw:line draw:style-name="gr6" draw:layer="layout" svg:x1="21.782cm" svg:y1="8.743cm" svg:x2="21.782cm" svg:y2="7.875cm">
            <text:p/>
          </draw:line>
          <draw:line draw:style-name="gr6" draw:layer="layout" svg:x1="35.082cm" svg:y1="8.743cm" svg:x2="35.082cm" svg:y2="7.875cm">
            <text:p/>
          </draw:line>
          <draw:line draw:style-name="gr6" draw:layer="layout" svg:x1="27.338cm" svg:y1="8.743cm" svg:x2="27.338cm" svg:y2="7.875cm">
            <text:p/>
          </draw:line>
          <draw:line draw:style-name="gr6" draw:layer="layout" svg:x1="32.436cm" svg:y1="8.743cm" svg:x2="32.436cm" svg:y2="7.875cm">
            <text:p/>
          </draw:line>
          <draw:line draw:style-name="gr6" draw:layer="layout" svg:x1="29.426cm" svg:y1="11.243cm" svg:x2="29.426cm" svg:y2="10.375cm">
            <text:p/>
          </draw:line>
          <draw:line draw:style-name="gr6" draw:layer="layout" svg:x1="22.902cm" svg:y1="3.448cm" svg:x2="22.902cm" svg:y2="2.548cm">
            <text:p/>
          </draw:line>
          <draw:line draw:style-name="gr6" draw:layer="layout" svg:x1="29.426cm" svg:y1="9.672cm" svg:x2="29.426cm" svg:y2="8.804cm">
            <text:p/>
          </draw:line>
        </draw:g>
        <draw:g>
          <draw:g>
            <draw:custom-shape draw:style-name="gr7" draw:text-style-name="P1" draw:layer="layout" svg:width="15.3cm" svg:height="8.6cm" svg:x="0.6cm" svg:y="3.204cm">
              <text:p/>
              <draw:enhanced-geometry svg:viewBox="0 0 21600 21600" draw:type="rectangle" draw:enhanced-path="M 0 0 L 21600 0 21600 21600 0 21600 0 0 Z N"/>
            </draw:custom-shape>
            <draw:polygon draw:style-name="gr8" draw:text-style-name="P1" draw:layer="layout" svg:width="2.439cm" svg:height="0.744cm" svg:x="12.5cm" svg:y="10.859cm" svg:viewBox="0 0 2440 745" draw:points="0,745 0,0 2440,0 2440,745">
              <text:p text:style-name="P1"><text:span text:style-name="T1">InputFilter</text:span></text:p>
            </draw:polygon>
            <draw:polygon draw:style-name="gr2" draw:text-style-name="P1" draw:layer="layout" svg:width="3.215cm" svg:height="1.27cm" svg:x="12.358cm" svg:y="3.467cm" svg:viewBox="0 0 3216 1271" draw:points="0,1271 0,0 3216,0 3216,1271">
              <text:p text:style-name="P1"><text:span text:style-name="T1">InputWidgets</text:span></text:p>
            </draw:polygon>
            <draw:line draw:style-name="gr6" draw:layer="layout" svg:x1="13.966cm" svg:y1="3.452cm" svg:x2="13.966cm" svg:y2="2.552cm">
              <text:p/>
            </draw:line>
            <draw:polygon draw:style-name="gr8" draw:text-style-name="P1" draw:layer="layout" svg:width="3.354cm" svg:height="0.744cm" svg:x="1.3cm" svg:y="10.867cm" svg:viewBox="0 0 3355 745" draw:points="0,745 0,0 3355,0 3355,745">
              <text:p text:style-name="P1"><text:span text:style-name="T1">InputAmpSpecs</text:span></text:p>
            </draw:polygon>
            <draw:polygon draw:style-name="gr2" draw:text-style-name="P1" draw:layer="layout" svg:width="2.822cm" svg:height="1.27cm" svg:x="7.158cm" svg:y="6.572cm" svg:viewBox="0 0 2823 1271" draw:points="0,1271 0,0 2823,0 2823,1271">
              <text:p text:style-name="P1"><text:span text:style-name="T1">InputSpecs</text:span></text:p>
            </draw:polygon>
            <draw:polygon draw:style-name="gr9" draw:text-style-name="P1" draw:layer="layout" svg:width="2.999cm" svg:height="1.27cm" svg:x="0.821cm" svg:y="6.572cm" svg:viewBox="0 0 3000 1271" draw:points="0,1271 0,0 3000,0 3000,1271">
              <text:p text:style-name="P1"><text:span text:style-name="T1">InputCoeffs</text:span></text:p>
            </draw:polygon>
            <draw:polygon draw:style-name="gr2" draw:text-style-name="P1" draw:layer="layout" svg:width="2.611cm" svg:height="1.27cm" svg:x="4.184cm" svg:y="6.572cm" svg:viewBox="0 0 2612 1271" draw:points="0,1271 0,0 2612,0 2612,1271">
              <text:p text:style-name="P1"><text:span text:style-name="T1">InputPZ</text:span></text:p>
            </draw:polygon>
            <draw:polygon draw:style-name="gr8" draw:text-style-name="P1" draw:layer="layout" svg:width="3.262cm" svg:height="0.744cm" svg:x="5.076cm" svg:y="10.867cm" svg:viewBox="0 0 3263 745" draw:points="0,745 0,0 3263,0 3263,745">
              <text:p text:style-name="P1"><text:span text:style-name="T1">InputFreqSpecs</text:span></text:p>
            </draw:polygon>
            <draw:polygon draw:style-name="gr2" draw:text-style-name="P1" draw:layer="layout" svg:width="2.505cm" svg:height="1.27cm" svg:x="10.343cm" svg:y="6.572cm" svg:viewBox="0 0 2506 1271" draw:points="0,1271 0,0 2506,0 2506,1271">
              <text:p text:style-name="P1"><text:span text:style-name="T1">InputInfo</text:span></text:p>
            </draw:polygon>
            <draw:polygon draw:style-name="gr8" draw:text-style-name="P1" draw:layer="layout" svg:width="2.439cm" svg:height="0.744cm" svg:x="11.144cm" svg:y="9.667cm" svg:viewBox="0 0 2440 745" draw:points="0,745 0,0 2440,0 2440,745">
              <text:p text:style-name="P1"><text:span text:style-name="T1">InputOrder</text:span></text:p>
            </draw:polygon>
            <draw:polygon draw:style-name="gr2" draw:text-style-name="P1" draw:layer="layout" svg:width="2.293cm" svg:height="1.27cm" svg:x="13.176cm" svg:y="6.572cm" svg:viewBox="0 0 2294 1271" draw:points="0,1271 0,0 2294,0 2294,1271">
              <text:p text:style-name="P1"><text:span text:style-name="T1">InputFiles</text:span></text:p>
            </draw:polygon>
            <draw:polygon draw:style-name="gr8" draw:text-style-name="P1" draw:layer="layout" svg:width="3.72cm" svg:height="0.744cm" svg:x="7.007cm" svg:y="9.667cm" svg:viewBox="0 0 3721 745" draw:points="0,745 0,0 3721,0 3721,745">
              <text:p text:style-name="P1"><text:span text:style-name="T1">InputWeightSpecs</text:span></text:p>
            </draw:polygon>
            <draw:frame draw:style-name="gr10" draw:text-style-name="P4" draw:layer="layout" svg:width="7.005cm" svg:height="1.178cm" svg:x="0.772cm" svg:y="3.408cm">
              <draw:text-box>
                <text:p><text:span text:style-name="T2">dir:</text:span><text:span text:style-name="T3"> input_widgets</text:span></text:p>
              </draw:text-box>
            </draw:frame>
            <draw:polygon draw:style-name="gr8" draw:text-style-name="P1" draw:layer="layout" svg:width="3.355cm" svg:height="0.738cm" svg:x="8.758cm" svg:y="10.865cm" svg:viewBox="0 0 3356 739" draw:points="0,739 0,0 3356,0 3356,739">
              <text:p text:style-name="P1"><text:span text:style-name="T1">InputFreqUnits</text:span></text:p>
            </draw:polygon>
            <draw:polygon draw:style-name="gr8" draw:text-style-name="P1" draw:layer="layout" svg:width="3.654cm" svg:height="0.744cm" svg:x="2.9cm" svg:y="9.667cm" svg:viewBox="0 0 3655 745" draw:points="0,745 0,0 3655,0 3655,745">
              <text:p text:style-name="P1"><text:span text:style-name="T1">InputTargetSpecs</text:span></text:p>
            </draw:polygon>
            <draw:path draw:style-name="gr6" draw:layer="layout" svg:width="0.002cm" svg:height="0.479cm" svg:x="4.4cm" svg:y="10.387cm" svg:viewBox="0 0 3 480" svg:d="M0 480c0-444 3 35 3-480">
              <text:p/>
            </draw:path>
            <draw:path draw:style-name="gr6" draw:layer="layout" svg:width="0.002cm" svg:height="0.479cm" svg:x="5.601cm" svg:y="10.387cm" svg:viewBox="0 0 3 480" svg:d="M0 480c0-444 3 35 3-480">
              <text:p/>
            </draw:path>
            <draw:line draw:style-name="gr4" draw:text-style-name="P1" draw:layer="layout" svg:x1="2cm" svg:y1="5.704cm" svg:x2="15cm" svg:y2="5.704cm">
              <text:p/>
            </draw:line>
            <draw:line draw:style-name="gr5" draw:layer="layout" svg:x1="13.766cm" svg:y1="5.624cm" svg:x2="13.766cm" svg:y2="4.724cm">
              <text:p/>
            </draw:line>
            <draw:line draw:style-name="gr6" draw:layer="layout" svg:x1="11.489cm" svg:y1="6.572cm" svg:x2="11.489cm" svg:y2="5.704cm">
              <text:p/>
            </draw:line>
            <draw:line draw:style-name="gr6" draw:layer="layout" svg:x1="5.479cm" svg:y1="6.572cm" svg:x2="5.479cm" svg:y2="5.704cm">
              <text:p/>
            </draw:line>
            <draw:line draw:style-name="gr6" draw:layer="layout" svg:x1="2.321cm" svg:y1="6.572cm" svg:x2="2.321cm" svg:y2="5.704cm">
              <text:p/>
            </draw:line>
            <draw:line draw:style-name="gr6" draw:layer="layout" svg:x1="14.323cm" svg:y1="6.572cm" svg:x2="14.323cm" svg:y2="5.704cm">
              <text:p/>
            </draw:line>
            <draw:line draw:style-name="gr6" draw:layer="layout" svg:x1="8.532cm" svg:y1="6.572cm" svg:x2="8.532cm" svg:y2="5.704cm">
              <text:p/>
            </draw:line>
            <draw:line draw:style-name="gr4" draw:text-style-name="P1" draw:layer="layout" svg:x1="2.1cm" svg:y1="8.804cm" svg:x2="14.4cm" svg:y2="8.804cm">
              <text:p/>
            </draw:line>
            <draw:line draw:style-name="gr5" draw:layer="layout" svg:x1="8.532cm" svg:y1="8.724cm" svg:x2="8.532cm" svg:y2="7.824cm">
              <text:p/>
            </draw:line>
            <draw:line draw:style-name="gr6" draw:layer="layout" svg:x1="4.979cm" svg:y1="9.672cm" svg:x2="4.979cm" svg:y2="8.804cm">
              <text:p/>
            </draw:line>
            <draw:line draw:style-name="gr6" draw:layer="layout" svg:x1="2.521cm" svg:y1="10.867cm" svg:x2="2.521cm" svg:y2="8.804cm">
              <text:p/>
            </draw:line>
            <draw:line draw:style-name="gr6" draw:layer="layout" svg:x1="6.773cm" svg:y1="10.868cm" svg:x2="6.773cm" svg:y2="8.805cm">
              <text:p/>
            </draw:line>
            <draw:line draw:style-name="gr6" draw:layer="layout" svg:x1="10.921cm" svg:y1="10.869cm" svg:x2="10.921cm" svg:y2="8.806cm">
              <text:p/>
            </draw:line>
            <draw:line draw:style-name="gr6" draw:layer="layout" svg:x1="8.892cm" svg:y1="9.672cm" svg:x2="8.892cm" svg:y2="8.804cm">
              <text:p/>
            </draw:line>
            <draw:line draw:style-name="gr6" draw:layer="layout" svg:x1="13.821cm" svg:y1="10.87cm" svg:x2="13.821cm" svg:y2="8.807cm">
              <text:p/>
            </draw:line>
            <draw:line draw:style-name="gr6" draw:layer="layout" svg:x1="12.364cm" svg:y1="9.672cm" svg:x2="12.364cm" svg:y2="8.804cm">
              <text:p/>
            </draw:line>
          </draw:g>
          <draw:path draw:style-name="gr6" draw:layer="layout" svg:width="1.159cm" svg:height="0.013cm" svg:x="14.925cm" svg:y="11.216cm" svg:viewBox="0 0 1160 14" svg:d="M1160 14c0-13-1160 1-1160-14">
            <text:p/>
          </draw:path>
          <draw:g>
            <draw:custom-shape draw:style-name="gr11" draw:text-style-name="P1" draw:layer="layout" svg:width="16.9cm" svg:height="3.3cm" svg:x="0.6cm" svg:y="12.2cm">
              <text:p/>
              <draw:enhanced-geometry svg:viewBox="0 0 21600 21600" draw:type="rectangle" draw:enhanced-path="M 0 0 L 21600 0 21600 21600 0 21600 0 0 Z N"/>
            </draw:custom-shape>
            <draw:polygon draw:style-name="gr12" draw:text-style-name="P1" draw:layer="layout" svg:width="1.905cm" svg:height="0.622cm" svg:x="1.15cm" svg:y="13.077cm" svg:viewBox="0 0 1906 623" draw:points="0,623 0,0 1906,0 1906,623">
              <text:p text:style-name="P1"><text:span text:style-name="T1">bessel</text:span></text:p>
            </draw:polygon>
            <draw:polygon draw:style-name="gr13" draw:text-style-name="P1" draw:layer="layout" svg:width="1.905cm" svg:height="0.599cm" svg:x="3.302cm" svg:y="13.1cm" svg:viewBox="0 0 1906 600" draw:points="0,600 0,0 1906,0 1906,600">
              <text:p text:style-name="P1"><text:span text:style-name="T1">butter</text:span></text:p>
            </draw:polygon>
            <draw:polygon draw:style-name="gr9" draw:text-style-name="P1" draw:layer="layout" svg:width="2.081cm" svg:height="0.599cm" svg:x="5.454cm" svg:y="13.1cm" svg:viewBox="0 0 2082 600" draw:points="0,600 0,0 2082,0 2082,600">
              <text:p text:style-name="P1"><text:span text:style-name="T1">cheby1</text:span></text:p>
            </draw:polygon>
            <draw:polygon draw:style-name="gr9" draw:text-style-name="P1" draw:layer="layout" svg:width="2.081cm" svg:height="0.599cm" svg:x="7.782cm" svg:y="13.1cm" svg:viewBox="0 0 2082 600" draw:points="0,600 0,0 2082,0 2082,600">
              <text:p text:style-name="P1"><text:span text:style-name="T1">cheby2</text:span></text:p>
            </draw:polygon>
            <draw:polygon draw:style-name="gr9" draw:text-style-name="P1" draw:layer="layout" svg:width="1.905cm" svg:height="0.599cm" svg:x="10.109cm" svg:y="13.1cm" svg:viewBox="0 0 1906 600" draw:points="0,600 0,0 1906,0 1906,600">
              <text:p text:style-name="P1"><text:span text:style-name="T1">ellip</text:span></text:p>
            </draw:polygon>
            <draw:polygon draw:style-name="gr9" draw:text-style-name="P1" draw:layer="layout" svg:width="2.611cm" svg:height="0.599cm" svg:x="12.261cm" svg:y="13.1cm" svg:viewBox="0 0 2612 600" draw:points="0,600 0,0 2612,0 2612,600">
              <text:p text:style-name="P1"><text:span text:style-name="T1">equiripple</text:span></text:p>
            </draw:polygon>
            <draw:polygon draw:style-name="gr9" draw:text-style-name="P1" draw:layer="layout" svg:width="1.905cm" svg:height="0.599cm" svg:x="15.083cm" svg:y="13.1cm" svg:viewBox="0 0 1906 600" draw:points="0,600 0,0 1906,0 1906,600">
              <text:p text:style-name="P1"><text:span text:style-name="T1">firwin</text:span></text:p>
            </draw:polygon>
            <draw:frame draw:style-name="gr14" draw:text-style-name="P4" draw:layer="layout" svg:width="6.869cm" svg:height="1.178cm" svg:x="0.8cm" svg:y="14.185cm">
              <draw:text-box>
                <text:p><text:span text:style-name="T2">dir:</text:span><text:span text:style-name="T3"> filter_widgets</text:span></text:p>
              </draw:text-box>
            </draw:frame>
            <draw:line draw:style-name="gr4" draw:text-style-name="P1" draw:layer="layout" svg:x1="1.912cm" svg:y1="12.453cm" svg:x2="17.112cm" svg:y2="12.453cm">
              <text:p/>
            </draw:line>
            <draw:line draw:style-name="gr15" draw:layer="layout" svg:x1="8.776cm" svg:y1="13.078cm" svg:x2="8.776cm" svg:y2="12.453cm">
              <text:p/>
            </draw:line>
            <draw:line draw:style-name="gr15" draw:layer="layout" svg:x1="4.243cm" svg:y1="13.078cm" svg:x2="4.243cm" svg:y2="12.453cm">
              <text:p/>
            </draw:line>
            <draw:line draw:style-name="gr15" draw:layer="layout" svg:x1="2.103cm" svg:y1="13.078cm" svg:x2="2.103cm" svg:y2="12.453cm">
              <text:p/>
            </draw:line>
            <draw:line draw:style-name="gr15" draw:layer="layout" svg:x1="13.544cm" svg:y1="13.078cm" svg:x2="13.544cm" svg:y2="12.453cm">
              <text:p/>
            </draw:line>
            <draw:line draw:style-name="gr15" draw:layer="layout" svg:x1="6.439cm" svg:y1="13.078cm" svg:x2="6.439cm" svg:y2="12.453cm">
              <text:p/>
            </draw:line>
            <draw:line draw:style-name="gr15" draw:layer="layout" svg:x1="11.051cm" svg:y1="13.079cm" svg:x2="11.051cm" svg:y2="12.454cm">
              <text:p/>
            </draw:line>
            <draw:line draw:style-name="gr15" draw:layer="layout" svg:x1="16.036cm" svg:y1="13.079cm" svg:x2="16.036cm" svg:y2="12.454cm">
              <text:p/>
            </draw:line>
            <draw:line draw:style-name="gr16" draw:layer="layout" svg:x1="13.736cm" svg:y1="12.48cm" svg:x2="13.736cm" svg:y2="11.6cm">
              <text:p/>
            </draw:line>
            <draw:frame draw:style-name="gr17" draw:text-style-name="P5" draw:layer="layout" svg:width="8.499cm" svg:height="0.853cm" svg:x="8.559cm" svg:y="13.988cm">
              <draw:text-box>
                <text:p text:style-name="P1"><text:span text:style-name="T4">Dynamically created as instance </text:span><text:span text:style-name="T5">fb.filobj</text:span></text:p>
              </draw:text-box>
            </draw:frame>
            <draw:line draw:style-name="gr18" draw:layer="layout" svg:x1="16.636cm" svg:y1="12.48cm" svg:x2="16.636cm" svg:y2="11.6cm">
              <text:p/>
            </draw:line>
          </draw:g>
          <draw:polygon draw:style-name="gr9" draw:text-style-name="P1" draw:layer="layout" svg:width="4.057cm" svg:height="0.747cm" svg:x="16.112cm" svg:y="10.852cm" svg:viewBox="0 0 4058 748" draw:points="0,748 0,0 4058,0 4058,748">
            <text:p text:style-name="P1"><text:span text:style-name="T1">FilterTreeBuilder</text:span></text:p>
          </draw:polygon>
        </draw:g>
        <draw:polygon draw:style-name="gr19" draw:text-style-name="P1" draw:layer="layout" svg:width="2.152cm" svg:height="1.27cm" svg:x="17.322cm" svg:y="0.36cm" svg:viewBox="0 0 2153 1271" draw:points="0,1271 0,0 2153,0 2153,1271">
          <text:p text:style-name="P1"><text:span text:style-name="T6">pyFDA</text:span></text:p>
        </draw:polygon>
        <draw:line draw:style-name="gr20" draw:text-style-name="P1" draw:layer="layout" svg:x1="13.5cm" svg:y1="2.538cm" svg:x2="23.3cm" svg:y2="2.538cm">
          <text:p/>
        </draw:line>
        <draw:line draw:style-name="gr21" draw:layer="layout" svg:x1="18.398cm" svg:y1="2.548cm" svg:x2="18.398cm" svg:y2="1.648cm">
          <text:p/>
        </draw:line>
        <draw:g>
          <draw:polygon draw:style-name="gr22" draw:text-style-name="P6" draw:layer="layout" svg:width="2.899cm" svg:height="1.27cm" svg:x="16.7cm" svg:y="7.477cm" svg:viewBox="0 0 2900 1271" draw:points="0,1271 0,0 2900,0 2900,1271">
            <text:p text:style-name="P1"><text:span text:style-name="T6">Filterbroker</text:span></text:p>
          </draw:polygon>
          <draw:line draw:style-name="gr6" draw:layer="layout" svg:x1="18.15cm" svg:y1="8.748cm" svg:x2="18.15cm" svg:y2="10.852cm">
            <text:p/>
          </draw:line>
          <draw:g>
            <draw:g>
              <draw:line draw:style-name="gr6" draw:layer="layout" svg:x1="16.702cm" svg:y1="7.484cm" svg:x2="16.049cm" svg:y2="6.807cm">
                <text:p/>
              </draw:line>
              <draw:line draw:style-name="gr23" draw:text-style-name="P1" draw:layer="layout" svg:x1="16.176cm" svg:y1="6.938cm" svg:x2="15.8cm" svg:y2="6.548cm">
                <text:p/>
              </draw:line>
            </draw:g>
            <draw:g>
              <draw:line draw:style-name="gr6" draw:layer="layout" svg:x1="17.973cm" svg:y1="7.484cm" svg:x2="17.722cm" svg:y2="6.578cm">
                <text:p/>
              </draw:line>
              <draw:line draw:style-name="gr23" draw:text-style-name="P1" draw:layer="layout" svg:x1="17.771cm" svg:y1="6.754cm" svg:x2="17.626cm" svg:y2="6.232cm">
                <text:p/>
              </draw:line>
            </draw:g>
            <draw:g>
              <draw:line draw:style-name="gr6" draw:layer="layout" svg:x1="17.312cm" svg:y1="7.518cm" svg:x2="16.861cm" svg:y2="6.693cm">
                <text:p/>
              </draw:line>
              <draw:line draw:style-name="gr23" draw:text-style-name="P1" draw:layer="layout" svg:x1="16.949cm" svg:y1="6.852cm" svg:x2="16.689cm" svg:y2="6.377cm">
                <text:p/>
              </draw:line>
            </draw:g>
            <draw:g>
              <draw:line draw:style-name="gr6" draw:layer="layout" svg:x1="19.588cm" svg:y1="7.48cm" svg:x2="20.241cm" svg:y2="6.803cm">
                <text:p/>
              </draw:line>
              <draw:line draw:style-name="gr23" draw:text-style-name="P1" draw:layer="layout" svg:x1="20.114cm" svg:y1="6.934cm" svg:x2="20.49cm" svg:y2="6.544cm">
                <text:p/>
              </draw:line>
            </draw:g>
            <draw:g>
              <draw:line draw:style-name="gr6" draw:layer="layout" svg:x1="19.081cm" svg:y1="7.512cm" svg:x2="19.532cm" svg:y2="6.687cm">
                <text:p/>
              </draw:line>
              <draw:line draw:style-name="gr23" draw:text-style-name="P1" draw:layer="layout" svg:x1="19.444cm" svg:y1="6.846cm" svg:x2="19.704cm" svg:y2="6.371cm">
                <text:p/>
              </draw:line>
            </draw:g>
            <draw:g>
              <draw:line draw:style-name="gr6" draw:layer="layout" svg:x1="18.521cm" svg:y1="7.477cm" svg:x2="18.772cm" svg:y2="6.571cm">
                <text:p/>
              </draw:line>
              <draw:line draw:style-name="gr23" draw:text-style-name="P1" draw:layer="layout" svg:x1="18.724cm" svg:y1="6.747cm" svg:x2="18.869cm" svg:y2="6.225cm">
                <text:p/>
              </draw:line>
            </draw:g>
          </draw:g>
          <draw:g>
            <draw:line draw:style-name="gr6" draw:layer="layout" svg:x1="16.699cm" svg:y1="8.092cm" svg:x2="15.759cm" svg:y2="8.075cm">
              <text:p/>
            </draw:line>
            <draw:line draw:style-name="gr23" draw:text-style-name="P1" draw:layer="layout" svg:x1="15.941cm" svg:y1="8.078cm" svg:x2="15.399cm" svg:y2="8.068cm">
              <text:p/>
            </draw:line>
          </draw:g>
          <draw:g>
            <draw:line draw:style-name="gr6" draw:layer="layout" svg:x1="19.57cm" svg:y1="8.091cm" svg:x2="20.51cm" svg:y2="8.074cm">
              <text:p/>
            </draw:line>
            <draw:line draw:style-name="gr23" draw:text-style-name="P1" draw:layer="layout" svg:x1="20.328cm" svg:y1="8.077cm" svg:x2="20.87cm" svg:y2="8.067cm">
              <text:p/>
            </draw:line>
          </draw:g>
          <draw:g>
            <draw:g>
              <draw:line draw:style-name="gr6" draw:layer="layout" svg:x1="16.702cm" svg:y1="8.717cm" svg:x2="16.049cm" svg:y2="9.394cm">
                <text:p/>
              </draw:line>
              <draw:line draw:style-name="gr23" draw:text-style-name="P1" draw:layer="layout" svg:x1="16.176cm" svg:y1="9.263cm" svg:x2="15.8cm" svg:y2="9.653cm">
                <text:p/>
              </draw:line>
            </draw:g>
            <draw:g>
              <draw:line draw:style-name="gr6" draw:layer="layout" svg:x1="17.312cm" svg:y1="8.683cm" svg:x2="16.861cm" svg:y2="9.508cm">
                <text:p/>
              </draw:line>
              <draw:line draw:style-name="gr23" draw:text-style-name="P1" draw:layer="layout" svg:x1="16.949cm" svg:y1="9.349cm" svg:x2="16.689cm" svg:y2="9.824cm">
                <text:p/>
              </draw:line>
            </draw:g>
            <draw:g>
              <draw:line draw:style-name="gr6" draw:layer="layout" svg:x1="19.588cm" svg:y1="8.721cm" svg:x2="20.241cm" svg:y2="9.398cm">
                <text:p/>
              </draw:line>
              <draw:line draw:style-name="gr23" draw:text-style-name="P1" draw:layer="layout" svg:x1="20.114cm" svg:y1="9.267cm" svg:x2="20.49cm" svg:y2="9.657cm">
                <text:p/>
              </draw:line>
            </draw:g>
            <draw:g>
              <draw:line draw:style-name="gr6" draw:layer="layout" svg:x1="19.081cm" svg:y1="8.689cm" svg:x2="19.532cm" svg:y2="9.514cm">
                <text:p/>
              </draw:line>
              <draw:line draw:style-name="gr23" draw:text-style-name="P1" draw:layer="layout" svg:x1="19.444cm" svg:y1="9.355cm" svg:x2="19.704cm" svg:y2="9.83cm">
                <text:p/>
              </draw:line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, serif"/>
    <style:font-face style:name="Courier New1" svg:font-family="'Courier New'" style:font-family-generic="modern" style:font-pitch="fixed"/>
    <style:font-face style:name="Liberation Sans1" svg:font-family="'Liberation Sans'" style:font-pitch="variable"/>
    <style:font-face style:name="Times New Roman" svg:font-family="'Times New Roman', serif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3" svg:font-family="'Times New Roman'" style:font-adornments="Standard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iamond" svg:viewBox="0 0 3000 6000" svg:d="M1500 0l1500 3000-1500 3000-1500-3000z"/>
    <draw:marker draw:name="Diamond_20_unfilled" draw:display-name="Diamond unfilled" svg:viewBox="0 0 3000 6000" svg:d="M1500 0l1500 3000-1500 3000-1500-3000zM1500 447l-1276 2553 1276 2553 1276-25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7cm" fo:page-height="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7-20T16:15:29.283000000</dc:date>
    <meta:editing-duration>PT12H41M14S</meta:editing-duration>
    <meta:editing-cycles>32</meta:editing-cycles>
    <meta:generator>LibreOffice/4.3.7.2$Windows_x86 LibreOffice_project/8a35821d8636a03b8bf4e15b48f59794652c68ba</meta:generator>
    <meta:document-statistic meta:object-count="133"/>
  </office:meta>
</office:document-meta>
</file>